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4.185cm" table:align="margins"/>
    </style:style>
    <style:style style:name="表格1.A" style:family="table-column">
      <style:table-column-properties style:column-width="24.185cm" style:rel-column-width="65535*"/>
    </style:style>
    <style:style style:name="表格1.A1" style:family="table-cell">
      <style:table-cell-properties fo:padding="0.097cm" fo:border="0.05pt solid #000000"/>
    </style:style>
    <style:style style:name="表格4" style:family="table">
      <style:table-properties style:width="24.185cm" table:align="margins"/>
    </style:style>
    <style:style style:name="表格4.A" style:family="table-column">
      <style:table-column-properties style:column-width="24.185cm" style:rel-column-width="65535*"/>
    </style:style>
    <style:style style:name="表格4.A1" style:family="table-cell">
      <style:table-cell-properties fo:padding="0.097cm" fo:border="0.05pt solid #000000"/>
    </style:style>
    <style:style style:name="表格2" style:family="table">
      <style:table-properties style:width="24.185cm" table:align="margins"/>
    </style:style>
    <style:style style:name="表格2.A" style:family="table-column">
      <style:table-column-properties style:column-width="24.185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24.185cm" table:align="margins"/>
    </style:style>
    <style:style style:name="表格3.A" style:family="table-column">
      <style:table-column-properties style:column-width="24.185cm" style:rel-column-width="65535*"/>
    </style:style>
    <style:style style:name="表格3.A1" style:family="table-cell">
      <style:table-cell-properties fo:padding="0.097cm" fo:border="0.05pt solid #000000"/>
    </style:style>
    <style:style style:name="表格5" style:family="table">
      <style:table-properties style:width="24.185cm" table:align="margins"/>
    </style:style>
    <style:style style:name="表格5.A" style:family="table-column">
      <style:table-column-properties style:column-width="24.185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24.185cm" table:align="margins"/>
    </style:style>
    <style:style style:name="表格6.A" style:family="table-column">
      <style:table-column-properties style:column-width="24.185cm" style:rel-column-width="65535*"/>
    </style:style>
    <style:style style:name="表格6.A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8.25pt" officeooo:rsid="000ce6be" officeooo:paragraph-rsid="000ce6be" style:font-size-asian="16pt" style:font-size-complex="18.25pt"/>
    </style:style>
    <style:style style:name="P2" style:family="paragraph" style:parent-style-name="Table_20_Contents">
      <style:text-properties fo:font-size="18.25pt" officeooo:rsid="000e34c3" officeooo:paragraph-rsid="000e34c3" style:font-size-asian="16pt" style:font-size-complex="18.25pt"/>
    </style:style>
    <style:style style:name="P3" style:family="paragraph" style:parent-style-name="Table_20_Contents">
      <style:text-properties fo:font-size="18.25pt" officeooo:rsid="00116615" officeooo:paragraph-rsid="00116615" style:font-size-asian="16pt" style:font-size-complex="18.25pt"/>
    </style:style>
    <style:style style:name="P4" style:family="paragraph" style:parent-style-name="Table_20_Contents">
      <style:text-properties fo:font-size="18.25pt" officeooo:rsid="0011c710" officeooo:paragraph-rsid="0011c710" style:font-size-asian="16pt" style:font-size-complex="18.25pt"/>
    </style:style>
    <style:style style:name="P5" style:family="paragraph" style:parent-style-name="Table_20_Contents">
      <style:text-properties fo:font-size="18.25pt" officeooo:rsid="00158703" officeooo:paragraph-rsid="00158703" style:font-size-asian="16pt" style:font-size-complex="18.25pt"/>
    </style:style>
    <style:style style:name="P6" style:family="paragraph" style:parent-style-name="Table_20_Contents">
      <style:text-properties fo:color="#ff0000" fo:font-size="18.25pt" officeooo:rsid="000fb15d" officeooo:paragraph-rsid="000fb15d" style:font-size-asian="16pt" style:language-asian="zh" style:country-asian="CN" style:font-size-complex="18.25pt"/>
    </style:style>
    <style:style style:name="P7" style:family="paragraph" style:parent-style-name="Table_20_Contents">
      <style:text-properties fo:color="#ff0000" fo:font-size="18.25pt" officeooo:rsid="000fb15d" officeooo:paragraph-rsid="000fb15d" style:font-size-asian="16pt" style:font-size-complex="18.25pt"/>
    </style:style>
    <style:style style:name="P8" style:family="paragraph" style:parent-style-name="Standard">
      <style:text-properties fo:font-size="18.25pt" officeooo:rsid="000ce6be" officeooo:paragraph-rsid="000ce6be" style:font-size-asian="16pt" style:language-asian="zh" style:country-asian="CN" style:font-size-complex="18.25pt"/>
    </style:style>
    <style:style style:name="P9" style:family="paragraph" style:parent-style-name="Standard">
      <style:text-properties fo:font-size="18.25pt" officeooo:rsid="000dba50" officeooo:paragraph-rsid="000dba50" style:font-size-asian="16pt" style:language-asian="zh" style:country-asian="CN" style:font-size-complex="18.25pt"/>
    </style:style>
    <style:style style:name="P10" style:family="paragraph" style:parent-style-name="Standard">
      <style:text-properties fo:font-size="18.25pt" officeooo:rsid="000e34c3" officeooo:paragraph-rsid="000e34c3" style:font-size-asian="16pt" style:language-asian="zh" style:country-asian="CN" style:font-size-complex="18.25pt"/>
    </style:style>
    <style:style style:name="P11" style:family="paragraph" style:parent-style-name="Standard">
      <style:text-properties fo:font-size="18.25pt" officeooo:rsid="0011c710" officeooo:paragraph-rsid="0011c710" style:font-size-asian="16pt" style:language-asian="zh" style:country-asian="CN" style:font-size-complex="18.25pt"/>
    </style:style>
    <style:style style:name="P12" style:family="paragraph" style:parent-style-name="Standard">
      <style:text-properties fo:color="#ff0000" fo:font-size="18.25pt" officeooo:rsid="000fd960" officeooo:paragraph-rsid="000fd960" style:font-size-asian="16pt" style:language-asian="zh" style:country-asian="CN" style:font-size-complex="18.25pt"/>
    </style:style>
    <style:style style:name="P13" style:family="paragraph" style:parent-style-name="Standard">
      <style:text-properties fo:font-size="22pt" fo:font-weight="bold" officeooo:rsid="000dba50" officeooo:paragraph-rsid="000dba50" style:font-size-asian="22pt" style:language-asian="zh" style:country-asian="CN" style:font-weight-asian="bold" style:font-size-complex="22pt" style:font-weight-complex="bold"/>
    </style:style>
    <style:style style:name="P14" style:family="paragraph" style:parent-style-name="Standard">
      <style:text-properties fo:font-size="22pt" fo:font-weight="bold" officeooo:rsid="0011c710" officeooo:paragraph-rsid="0011c710" style:font-size-asian="22pt" style:language-asian="zh" style:country-asian="CN" style:font-weight-asian="bold" style:font-size-complex="22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officeooo:rsid="000fd960"/>
    </style:style>
    <style:style style:name="T3" style:family="text">
      <style:text-properties officeooo:rsid="000fd960"/>
    </style:style>
    <style:style style:name="T4" style:family="text">
      <style:text-properties officeooo:rsid="00116615"/>
    </style:style>
    <style:style style:name="T5" style:family="text">
      <style:text-properties style:language-asian="zh" style:country-asian="CN"/>
    </style:style>
    <style:style style:name="T6" style:family="text">
      <style:text-properties fo:color="#8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第一种方式:</text:p>
      <text:p text:style-name="P9">回调方式Text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function ajaxInvoke() {</text:p>
            <text:p text:style-name="P1"><text:tab/>var uname=$("#username").val();</text:p>
            <text:p text:style-name="P1"><text:tab/>var opt={</text:p>
            <text:p text:style-name="P1"><text:tab/><text:tab/><text:tab/><text:span text:style-name="T1">type:'post'</text:span>,//请求方式</text:p>
            <text:p text:style-name="P1"><text:tab/><text:tab/><text:tab/><text:span text:style-name="T1">url:</text:span>'${path}/login',//请求地址</text:p>
            <text:p text:style-name="P1"><text:tab/><text:tab/><text:tab/>/* <text:span text:style-name="T1">data:</text:span>{</text:p>
            <text:p text:style-name="P1"><text:tab/><text:tab/><text:tab/><text:tab/>username:uname</text:p>
            <text:p text:style-name="P1"><text:tab/><text:tab/><text:tab/>}, */</text:p>
            <text:p text:style-name="P1"><text:tab/><text:tab/><text:tab/>data:"username="+uname,</text:p>
            <text:p text:style-name="P1"><text:tab/><text:tab/><text:tab/></text:p>
            <text:p text:style-name="P1"><text:tab/><text:tab/><text:tab/><text:span text:style-name="T1">dataType:'text',</text:span>//放回值的类型，一般使用两种，text，json</text:p>
            <text:p text:style-name="P1"><text:tab/><text:tab/><text:tab/><text:span text:style-name="T1">success:function</text:span>(responseText){//成功后的回调的方法</text:p>
            <text:p text:style-name="P1"><text:tab/><text:tab/><text:tab/><text:tab/>//alert(responseText);</text:p>
            <text:p text:style-name="P1"><text:tab/><text:tab/><text:tab/><text:tab/>// var jsonobj=window.eval("("+responseText+")"); </text:p>
            <text:p text:style-name="P1"><text:tab/><text:tab/><text:tab/><text:tab/>//jQuery把字符串解析成json对象</text:p>
            <text:p text:style-name="P1"><text:tab/><text:tab/><text:tab/><text:tab/>var jsonobj=$.parseJSON(responseText);</text:p>
            <text:p text:style-name="P1"><text:tab/><text:tab/><text:tab/><text:tab/>alert(jsonobj.name);</text:p>
            <text:p text:style-name="P1"><text:tab/><text:tab/><text:tab/><text:tab/></text:p>
            <text:p text:style-name="P1"><text:tab/><text:tab/><text:tab/>},</text:p>
            <text:p text:style-name="P1"><text:tab/><text:tab/><text:tab/>error:function(){//调用失败进入的方法</text:p>
            <text:p text:style-name="P1"><text:tab/><text:tab/><text:tab/><text:tab/>//如果404就会进入</text:p>
            <text:p text:style-name="P1"><text:tab/><text:tab/><text:tab/><text:tab/>alert("失败");</text:p>
            <text:p text:style-name="P1"><text:tab/><text:tab/><text:tab/>}</text:p>
            <text:p text:style-name="P1"><text:tab/><text:tab/><text:tab/></text:p>
            <text:p text:style-name="P1"><text:tab/>};</text:p>
            <text:p text:style-name="P1"><text:tab/><text:span text:style-name="T1">$.ajax(opt)</text:span>;</text:p>
            <text:p text:style-name="P1">}</text:p>
          </table:table-cell>
        </table:table-row>
      </table:table>
      <text:p text:style-name="P8"/>
      <text:p text:style-name="P8"/>
      <text:p text:style-name="P8"/>
      <text:p text:style-name="P9">第二种方式:<text:span text:style-name="T3">(</text:span><text:span text:style-name="T2">建议使用</text:span><text:span text:style-name="T3">)</text:span></text:p>
      <text:p text:style-name="P9">回掉方式json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6">设置同步或者异步true为异步,false同步，默认为异步执行</text:p>
            <text:p text:style-name="P7">async:false,</text:p>
          </table:table-cell>
        </table:table-row>
      </table:table>
      <text:p text:style-name="P12">方法<text:span text:style-name="T4">一定</text:span>写在内部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3">function ajaxInvoke() {</text:p>
            <text:p text:style-name="P3"><text:tab/>var uname=$("#username").val();</text:p>
            <text:p text:style-name="P3"><text:tab/></text:p>
            <text:p text:style-name="P3"><text:tab/>$.ajax({</text:p>
            <text:p text:style-name="P3"><text:tab/><text:tab/><text:span text:style-name="T1">type:'post',</text:span>//请求方式</text:p>
            <text:p text:style-name="P3"><text:tab/><text:tab/><text:span text:style-name="T1">url:</text:span>'${path}/login',//请求地址</text:p>
            <text:p text:style-name="P3"><text:s text:c="12"/>//<text:span text:style-name="T5">设置同步</text:span></text:p>
            <text:p text:style-name="P3"><text:tab/><text:tab/>async:false,</text:p>
            <text:p text:style-name="P3"><text:tab/><text:tab/><text:span text:style-name="T1">data:{</text:span></text:p>
            <text:p text:style-name="P3"><text:tab/><text:tab/><text:tab/>username:uname</text:p>
            <text:p text:style-name="P3"><text:tab/><text:tab/>},</text:p>
            <text:p text:style-name="P3"><text:tab/><text:tab/></text:p>
            <text:p text:style-name="P3"><text:tab/><text:tab/></text:p>
            <text:p text:style-name="P3"><text:tab/><text:tab/><text:span text:style-name="T1">dataType:'json',</text:span>//放回值的类型，一般使用两种，text，json</text:p>
            <text:p text:style-name="P3"><text:tab/><text:tab/><text:span text:style-name="T1">success:function(</text:span>responseJSON){//成功后的回调的方法</text:p>
            <text:p text:style-name="P3"><text:tab/><text:tab/><text:tab/>alert(1);</text:p>
            <text:p text:style-name="P3"><text:tab/><text:tab/><text:tab/>//如果dataType是json，要求后台一定要返回jsonobject或者jsonArray</text:p>
            <text:p text:style-name="P3"><text:tab/><text:tab/><text:tab/>//后台的json对象会直接转换成js中的json</text:p>
            <text:p text:style-name="P3"><text:tab/><text:tab/><text:tab/>//alert(responseJSON.id+" "+responseJSON.name+" "+responseJSON.age);s</text:p>
            <text:p text:style-name="P3"><text:tab/><text:tab/><text:tab/>for(var i=0;i&lt;responseJSON.length;i++){</text:p>
            <text:p text:style-name="P3"><text:tab/><text:tab/><text:tab/><text:tab/>alert(responseJSON[i].id+" "+responseJSON[i].name+" "+responseJSON[i].age);</text:p>
            <text:p text:style-name="P3"><text:tab/><text:tab/><text:tab/><text:tab/></text:p>
            <text:p text:style-name="P3"><text:tab/><text:tab/><text:tab/>}</text:p>
            <text:p text:style-name="P3"><text:tab/><text:tab/><text:tab/></text:p>
            <text:p text:style-name="P3"><text:tab/><text:tab/><text:tab/></text:p>
            <text:p text:style-name="P3"><text:tab/><text:tab/>},</text:p>
            <text:p text:style-name="P3"><text:tab/><text:tab/><text:span text:style-name="T1">error:function(){</text:span>//调用失败进入的方法</text:p>
            <text:p text:style-name="P3"><text:tab/><text:tab/><text:tab/>//如果404就会进入</text:p>
            <text:p text:style-name="P3"><text:tab/><text:tab/><text:tab/>alert("失败");</text:p>
            <text:p text:style-name="P3"><text:tab/><text:tab/>}</text:p>
            <text:p text:style-name="P3"><text:tab/><text:tab/></text:p>
            <text:p text:style-name="P3">});</text:p>
          </table:table-cell>
        </table:table-row>
      </table:table>
      <text:p text:style-name="P9"/>
      <text:p text:style-name="P9"/>
      <text:p text:style-name="P10">JsonArray返回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"/>
            <text:p text:style-name="P2"/>
            <text:p text:style-name="P5">JSONArray ja=JSONArray.fromObject(plist);</text:p>
            <text:p text:style-name="P2"/>
            <text:p text:style-name="P2"/>
            <text:p text:style-name="P2">for(var i=0;i&lt;responseJSON.length;i++){</text:p>
            <text:p text:style-name="P2"><text:tab/><text:tab/><text:tab/><text:tab/><text:tab/>alert(responseJSON[i].id+" "+responseJSON[i].name+" "+responseJSON[i].age);</text:p>
            <text:p text:style-name="P2"><text:tab/><text:tab/><text:tab/><text:tab/><text:tab/></text:p>
            <text:p text:style-name="P2"><text:tab/><text:tab/><text:tab/><text:tab/>}</text:p>
            <text:p text:style-name="P2"><text:tab/><text:tab/><text:tab/><text:tab/></text:p>
          </table:table-cell>
        </table:table-row>
      </table:table>
      <text:p text:style-name="P10"/>
      <text:p text:style-name="P9"/>
      <text:p text:style-name="P9"/>
      <text:p text:style-name="P13"/>
      <text:p text:style-name="P14">用户名的重复校验</text:p>
      <text:p text:style-name="P11">事件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4">$("form input").blur(function() {</text:p>
            <text:p text:style-name="P4"><text:tab/><text:tab/>//离开焦点的是那个，这个this就是谁</text:p>
            <text:p text:style-name="P4"><text:tab/><text:tab/>var obj=$(this);</text:p>
            <text:p text:style-name="P4"><text:tab/><text:tab/>var val=obj.val();</text:p>
            <text:p text:style-name="P4"><text:tab/><text:tab/>var regstr=obj.attr("reg");</text:p>
            <text:p text:style-name="P4"><text:tab/><text:tab/>var tip=obj.attr("tip");</text:p>
            <text:p text:style-name="P4"><text:tab/><text:tab/>var username=obj.attr("name");</text:p>
            <text:p text:style-name="P4"><text:tab/><text:tab/>var reg=new RegExp(regstr);</text:p>
            <text:p text:style-name="P4"><text:tab/><text:tab/>if(!reg.test(val)){</text:p>
            <text:p text:style-name="P4"><text:tab/><text:tab/><text:tab/>var spanobj=obj.next();</text:p>
            <text:p text:style-name="P4"><text:tab/><text:tab/><text:tab/>spanobj.html("&lt;font color='red'&gt;"+tip+"&lt;/font&gt;");</text:p>
            <text:p text:style-name="P4"><text:tab/><text:tab/>}else{</text:p>
            <text:p text:style-name="P4"><text:tab/><text:tab/><text:tab/>var spanobj=obj.next();</text:p>
            <text:p text:style-name="P4"><text:tab/><text:tab/><text:tab/>if(username=="username"){</text:p>
            <text:p text:style-name="P4"><text:tab/><text:tab/><text:tab/><text:tab/>var result=vali(val);</text:p>
            <text:p text:style-name="P4"><text:tab/><text:tab/><text:tab/><text:tab/>if(result=="yes"){</text:p>
            <text:p text:style-name="P4"><text:tab/><text:tab/><text:tab/><text:tab/><text:tab/>spanobj.html("&lt;font color='red'&gt;用户已经存在!&lt;/font&gt;");</text:p>
            <text:p text:style-name="P4"><text:tab/><text:tab/><text:tab/><text:tab/>}else{</text:p>
            <text:p text:style-name="P4"><text:tab/><text:tab/><text:tab/><text:tab/><text:tab/>spanobj.html("");</text:p>
            <text:p text:style-name="P4"><text:tab/><text:tab/><text:tab/><text:tab/>}</text:p>
            <text:p text:style-name="P4"><text:tab/><text:tab/><text:tab/>}else{</text:p>
            <text:p text:style-name="P4"/>
            <text:p text:style-name="P4"><text:tab/><text:tab/><text:tab/><text:tab/>spanobj.html("");</text:p>
            <text:p text:style-name="P4"><text:tab/><text:tab/><text:tab/>}</text:p>
            <text:p text:style-name="P4"><text:tab/><text:tab/><text:tab/></text:p>
            <text:p text:style-name="P4"><text:tab/><text:tab/><text:tab/>}</text:p>
            <text:p text:style-name="P4"><text:tab/></text:p>
            <text:p text:style-name="P4"><text:tab/>});</text:p>
          </table:table-cell>
        </table:table-row>
      </table:table>
      <text:p text:style-name="P9"/>
      <text:p text:style-name="P11">Ajax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4">//查询用户名是否重复,yes重复</text:p>
            <text:p text:style-name="P4"><text:tab/>function vali(val) {</text:p>
            <text:p text:style-name="P4"><text:tab/><text:tab/> <text:s text:c="2"/>var isSame="no";</text:p>
            <text:p text:style-name="P4"><text:tab/><text:tab/>$.ajax({</text:p>
            <text:p text:style-name="P4"><text:tab/><text:tab/><text:tab/>type:'post',</text:p>
            <text:p text:style-name="P4"><text:tab/><text:tab/><text:tab/>url:'${path}/validsame',</text:p>
            <text:p text:style-name="P4"><text:tab/><text:tab/><text:tab/><text:span text:style-name="T6">asyn</text:span>c:false,</text:p>
            <text:p text:style-name="P4"><text:tab/><text:tab/><text:tab/>data:{</text:p>
            <text:p text:style-name="P4"><text:tab/><text:tab/><text:tab/><text:tab/>username:val</text:p>
            <text:p text:style-name="P4"><text:tab/><text:tab/><text:tab/><text:tab/></text:p>
            <text:p text:style-name="P4"><text:tab/><text:tab/><text:tab/>},</text:p>
            <text:p text:style-name="P4"><text:tab/><text:tab/> <text:s text:c="3"/>dataType:"text",</text:p>
            <text:p text:style-name="P4"><text:tab/><text:tab/> <text:s text:c="3"/>success:function(respnetext){</text:p>
            <text:p text:style-name="P4"><text:tab/><text:tab/> <text:s text:c="3"/><text:tab/>isSame=respnetext;</text:p>
            <text:p text:style-name="P4"><text:tab/><text:tab/> <text:s text:c="3"/>},</text:p>
            <text:p text:style-name="P4"><text:tab/><text:tab/> <text:s text:c="3"/>erorr:function(){</text:p>
            <text:p text:style-name="P4"><text:tab/><text:tab/> <text:s text:c="3"/><text:tab/>alert("系统出错");</text:p>
            <text:p text:style-name="P4"><text:tab/><text:tab/> <text:s text:c="3"/>}</text:p>
            <text:p text:style-name="P4"><text:tab/><text:tab/>});</text:p>
            <text:p text:style-name="P4"><text:tab/><text:tab/>return isSame;</text:p>
            <text:p text:style-name="P4"><text:tab/><text:tab/><text:tab/></text:p>
            <text:p text:style-name="P4"><text:tab/><text:tab/></text:p>
            <text:p text:style-name="P4"><text:tab/>}</text:p>
          </table:table-cell>
        </table:table-row>
      </table:table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4M54S</meta:editing-duration>
    <meta:editing-cycles>10</meta:editing-cycles>
    <meta:generator>LibreOffice/5.3.0.3$Windows_X86_64 LibreOffice_project/7074905676c47b82bbcfbea1aeefc84afe1c50e1</meta:generator>
    <dc:date>2018-04-02T23:00:11.775000000</dc:date>
    <meta:document-statistic meta:table-count="6" meta:image-count="0" meta:object-count="0" meta:page-count="1" meta:paragraph-count="126" meta:word-count="404" meta:character-count="2338" meta:non-whitespace-character-count="1963"/>
    <meta:user-defined meta:name="Info 1"/>
    <meta:user-defined meta:name="Info 2"/>
    <meta:user-defined meta:name="Info 3"/>
    <meta:user-defined meta:name="Info 4"/>
  </office:meta>
</office:document-meta>
</file>